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 Sheet1.A51:Sheet1.A62 Sheet1.K49:Sheet1.K50 Sheet1.K51:Sheet1.K62 Sheet1.A51:Sheet1.A62 Sheet1.L49:Sheet1.L50 Sheet1.L51:Sheet1.L62 Sheet1.A51:Sheet1.A62 Sheet1.M49:Sheet1.M50 Sheet1.M51:Sheet1.M62 Sheet1.A51:Sheet1.A62 Sheet1.N49:Sheet1.N50 Sheet1.N51:Sheet1.N62 Sheet1.A51:Sheet1.A62 Sheet1.O49:Sheet1.O50 Sheet1.O51:Sheet1.O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0pt" svg:height="254.89pt" svg:x="576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3"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office:value-type="float" office:value="-18.00817192" calcext:value-type="float">
            <text:p>-18.0081719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office:value-type="float" office:value="-18.03315025" calcext:value-type="float">
            <text:p>-18.03315025</text:p>
          </table:table-cell>
          <table:table-cell office:value-type="float" office:value="-18.03315831" calcext:value-type="float">
            <text:p>-18.03315831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office:value-type="float" office:value="-18.1361328" calcext:value-type="float">
            <text:p>-18.1361328</text:p>
          </table:table-cell>
          <table:table-cell office:value-type="float" office:value="-18.13646514" calcext:value-type="float">
            <text:p>-18.13646514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 office:value-type="float" office:value="-18.57710892" calcext:value-type="float">
            <text:p>-18.57710892</text:p>
          </table:table-cell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office:value-type="float" office:value="-18.5635596" calcext:value-type="float">
            <text:p>-18.5635596</text:p>
          </table:table-cell>
          <table:table-cell office:value-type="float" office:value="-18.5765314" calcext:value-type="float">
            <text:p>-18.576531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office:value-type="float" office:value="-20.18240375" calcext:value-type="float">
            <text:p>-20.18240375</text:p>
          </table:table-cell>
          <table:table-cell office:value-type="float" office:value="-20.45612569" calcext:value-type="float">
            <text:p>-20.45612569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office:value-type="float" office:value="-24.90752872" calcext:value-type="float">
            <text:p>-24.90752872</text:p>
          </table:table-cell>
          <table:table-cell office:value-type="float" office:value="-26.61490585" calcext:value-type="float">
            <text:p>-26.61490585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office:value-type="float" office:value="-35.85921396" calcext:value-type="float">
            <text:p>-35.85921396</text:p>
          </table:table-cell>
          <table:table-cell office:value-type="float" office:value="-40.9095756" calcext:value-type="float">
            <text:p>-40.9095756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office:value-type="float" office:value="-58.80893545" calcext:value-type="float">
            <text:p>-58.80893545</text:p>
          </table:table-cell>
          <table:table-cell office:value-type="float" office:value="-70.43277225" calcext:value-type="float">
            <text:p>-70.43277225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office:value-type="float" office:value="-105.33701807" calcext:value-type="float">
            <text:p>-105.33701807</text:p>
          </table:table-cell>
          <table:table-cell office:value-type="float" office:value="-129.92118797" calcext:value-type="float">
            <text:p>-129.92118797</text:p>
          </table:table-cell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office:value-type="float" office:value="-198.74248575" calcext:value-type="float">
            <text:p>-198.74248575</text:p>
          </table:table-cell>
          <table:table-cell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9" calcext:value-type="float">
            <text:p>-385.7385108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J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1" calcext:value-type="float">
            <text:p>1.0000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J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0.999974302905165" calcext:value-type="float">
            <text:p>1.0000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J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0.999756320659073" calcext:value-type="float">
            <text:p>0.9998</text:p>
          </table:table-cell>
          <table:table-cell table:style-name="ce1" table:formula="of:=([.Q4]-[.$B4])/([.$K4]-[.$B4])" office:value-type="float" office:value="0.999999396833372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J5]-[.$B5])/([.$K5]-[.$B5])" office:value-type="float" office:value="1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0.99754221147913" calcext:value-type="float">
            <text:p>0.9975</text:p>
          </table:table-cell>
          <table:table-cell table:style-name="ce1" table:formula="of:=([.Q5]-[.$B5])/([.$K5]-[.$B5])" office:value-type="float" office:value="0.999977503918299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J6]-[.$B6])/([.$K6]-[.$B6])" office:value-type="float" office:value="0.999999046974573" calcext:value-type="float">
            <text:p>1.0000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0.976521144246691" calcext:value-type="float">
            <text:p>0.9765</text:p>
          </table:table-cell>
          <table:table-cell table:style-name="ce1" table:formula="of:=([.Q6]-[.$B6])/([.$K6]-[.$B6])" office:value-type="float" office:value="0.998998335619065" calcext:value-type="float">
            <text:p>0.9990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/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0.862373076398441" calcext:value-type="float">
            <text:p>0.8624</text:p>
          </table:table-cell>
          <table:table-cell table:style-name="ce1" table:formula="of:=([.Q7]-[.$B7])/([.$K7]-[.$B7])" office:value-type="float" office:value="0.970533828722822" calcext:value-type="float">
            <text:p>0.9705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/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0.67336039518923" calcext:value-type="float">
            <text:p>0.6734</text:p>
          </table:table-cell>
          <table:table-cell table:style-name="ce1" table:formula="of:=([.Q8]-[.$B8])/([.$K8]-[.$B8])" office:value-type="float" office:value="0.839799100780867" calcext:value-type="float">
            <text:p>0.8398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/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0.56853278852668" calcext:value-type="float">
            <text:p>0.5685</text:p>
          </table:table-cell>
          <table:table-cell table:style-name="ce1" table:formula="of:=([.Q9]-[.$B9])/([.$K9]-[.$B9])" office:value-type="float" office:value="0.729306728112617" calcext:value-type="float">
            <text:p>0.7293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/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0.526290352619595" calcext:value-type="float">
            <text:p>0.5263</text:p>
          </table:table-cell>
          <table:table-cell table:style-name="ce1" table:formula="of:=([.Q10]-[.$B10])/([.$K10]-[.$B10])" office:value-type="float" office:value="0.67619657048112" calcext:value-type="float">
            <text:p>0.6762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/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0.509050399538813" calcext:value-type="float">
            <text:p>0.5091</text:p>
          </table:table-cell>
          <table:table-cell table:style-name="ce1" table:formula="of:=([.Q11]-[.$B11])/([.$K11]-[.$B11])" office:value-type="float" office:value="0.652341088715935" calcext:value-type="float">
            <text:p>0.6523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/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0.501483492459046" calcext:value-type="float">
            <text:p>0.5015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/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44363" calcext:value-type="float">
            <text:p>0.4980</text:p>
          </table:table-cell>
          <table:table-cell table:style-name="ce1"/>
          <table:table-cell table:number-columns-repeated="2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office:value-type="string" calcext:value-type="string">
            <text:p>NB0</text:p>
          </table:table-cell>
          <table:table-cell office:value-type="string" calcext:value-type="string">
            <text:p>NB1</text:p>
          </table:table-cell>
          <table:table-cell office:value-type="string" calcext:value-type="string">
            <text:p>NB2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4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6</text:p>
          </table:table-cell>
          <table:table-cell office:value-type="string" calcext:value-type="string">
            <text:p>NB7</text:p>
          </table:table-cell>
          <table:table-cell office:value-type="string" calcext:value-type="string">
            <text:p>NB8</text:p>
          </table:table-cell>
          <table:table-cell table:formula="of:=[.M1]" office:value-type="string" office:string-value="NB0(2)" calcext:value-type="string">
            <text:p>NB0(2)</text:p>
          </table:table-cell>
          <table:table-cell table:formula="of:=[.N1]" office:value-type="string" office:string-value="NB1(2)" calcext:value-type="string">
            <text:p>NB1(2)</text:p>
          </table:table-cell>
          <table:table-cell table:formula="of:=[.O1]" office:value-type="string" office:string-value="NB2(2)" calcext:value-type="string">
            <text:p>NB2(2)</text:p>
          </table:table-cell>
          <table:table-cell table:formula="of:=[.P1]" office:value-type="string" office:string-value="NB3(2)" calcext:value-type="string">
            <text:p>NB3(2)</text:p>
          </table:table-cell>
          <table:table-cell table:formula="of:=[.Q1]" office:value-type="string" office:string-value="NB4(2)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2" table:formula="of:=ABS((([.$K2]-[.$B2])-([.B2]-[.$B2]))/([.$K2]-[.$B2]))" office:value-type="float" office:value="1" calcext:value-type="float">
            <text:p>1.00000000</text:p>
          </table:table-cell>
          <table:table-cell table:style-name="ce2" table:formula="of:=ABS((([.$K2]-[.$B2])-([.C2]-[.$B2]))/([.$K2]-[.$B2]))" office:value-type="float" office:value="1" calcext:value-type="float">
            <text:p>1.00000000</text:p>
          </table:table-cell>
          <table:table-cell table:style-name="ce2" table:formula="of:=ABS((([.$K2]-[.$B2])-([.D2]-[.$B2]))/([.$K2]-[.$B2]))" office:value-type="float" office:value="0.000389444573861793" calcext:value-type="float">
            <text:p>0.00038944</text:p>
          </table:table-cell>
          <table:table-cell table:style-name="ce2" table:formula="of:=ABS((([.$K2]-[.$B2])-([.E2]-[.$B2]))/([.$K2]-[.$B2]))" office:value-type="float" office:value="0.000374655538214204" calcext:value-type="float">
            <text:p>0.00037466</text:p>
          </table:table-cell>
          <table:table-cell table:style-name="ce2" table:formula="of:=ABS((([.$K2]-[.$B2])-([.F2]-[.$B2]))/([.$K2]-[.$B2]))" office:value-type="float" office:value="0" calcext:value-type="float">
            <text:p>0.00000000</text:p>
          </table:table-cell>
          <table:table-cell table:style-name="ce2" table:formula="of:=ABS((([.$K2]-[.$B2])-([.G2]-[.$B2]))/([.$K2]-[.$B2]))" office:value-type="float" office:value="0" calcext:value-type="float">
            <text:p>0.00000000</text:p>
          </table:table-cell>
          <table:table-cell table:style-name="ce2" table:formula="of:=ABS((([.$K2]-[.$B2])-([.H2]-[.$B2]))/([.$K2]-[.$B2]))" office:value-type="float" office:value="0" calcext:value-type="float">
            <text:p>0.00000000</text:p>
          </table:table-cell>
          <table:table-cell table:style-name="ce2" table:formula="of:=ABS((([.$K2]-[.$B2])-([.I2]-[.$B2]))/([.$K2]-[.$B2]))" office:value-type="float" office:value="0" calcext:value-type="float">
            <text:p>0.00000000</text:p>
          </table:table-cell>
          <table:table-cell table:style-name="ce2" table:formula="of:=ABS((([.$K2]-[.$B2])-([.J2]-[.$B2]))/([.$K2]-[.$B2]))" office:value-type="float" office:value="0" calcext:value-type="float">
            <text:p>0.00000000</text:p>
          </table:table-cell>
          <table:table-cell table:style-name="ce2" table:formula="of:=ABS((([.$K2]-[.$B2])-([.M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N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O2]-[.$B2]))/([.$K2]-[.$B2]))" office:value-type="float" office:value="0" calcext:value-type="float">
            <text:p>0.00000000</text:p>
          </table:table-cell>
          <table:table-cell table:style-name="ce2" table:formula="of:=ABS((([.$K2]-[.$B2])-([.P2]-[.$B2]))/([.$K2]-[.$B2]))" office:value-type="float" office:value="0" calcext:value-type="float">
            <text:p>0.00000000</text:p>
          </table:table-cell>
          <table:table-cell table:style-name="ce2" table:formula="of:=ABS((([.$K2]-[.$B2])-([.Q2]-[.$B2]))/([.$K2]-[.$B2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2" table:formula="of:=ABS((([.$K3]-[.$B3])-([.B3]-[.$B3]))/([.$K3]-[.$B3]))" office:value-type="float" office:value="1" calcext:value-type="float">
            <text:p>1.00000000</text:p>
          </table:table-cell>
          <table:table-cell table:style-name="ce2" table:formula="of:=ABS((([.$K3]-[.$B3])-([.C3]-[.$B3]))/([.$K3]-[.$B3]))" office:value-type="float" office:value="1" calcext:value-type="float">
            <text:p>1.00000000</text:p>
          </table:table-cell>
          <table:table-cell table:style-name="ce2" table:formula="of:=ABS((([.$K3]-[.$B3])-([.D3]-[.$B3]))/([.$K3]-[.$B3]))" office:value-type="float" office:value="0.00157486481481046" calcext:value-type="float">
            <text:p>0.00157486</text:p>
          </table:table-cell>
          <table:table-cell table:style-name="ce2" table:formula="of:=ABS((([.$K3]-[.$B3])-([.E3]-[.$B3]))/([.$K3]-[.$B3]))" office:value-type="float" office:value="0.0015197996112826" calcext:value-type="float">
            <text:p>0.00151980</text:p>
          </table:table-cell>
          <table:table-cell table:style-name="ce2" table:formula="of:=ABS((([.$K3]-[.$B3])-([.F3]-[.$B3]))/([.$K3]-[.$B3]))" office:value-type="float" office:value="0" calcext:value-type="float">
            <text:p>0.00000000</text:p>
          </table:table-cell>
          <table:table-cell table:style-name="ce2" table:formula="of:=ABS((([.$K3]-[.$B3])-([.G3]-[.$B3]))/([.$K3]-[.$B3]))" office:value-type="float" office:value="0" calcext:value-type="float">
            <text:p>0.00000000</text:p>
          </table:table-cell>
          <table:table-cell table:style-name="ce2" table:formula="of:=ABS((([.$K3]-[.$B3])-([.H3]-[.$B3]))/([.$K3]-[.$B3]))" office:value-type="float" office:value="0" calcext:value-type="float">
            <text:p>0.00000000</text:p>
          </table:table-cell>
          <table:table-cell table:style-name="ce2" table:formula="of:=ABS((([.$K3]-[.$B3])-([.I3]-[.$B3]))/([.$K3]-[.$B3]))" office:value-type="float" office:value="0" calcext:value-type="float">
            <text:p>0.00000000</text:p>
          </table:table-cell>
          <table:table-cell table:style-name="ce2" table:formula="of:=ABS((([.$K3]-[.$B3])-([.J3]-[.$B3]))/([.$K3]-[.$B3]))" office:value-type="float" office:value="0" calcext:value-type="float">
            <text:p>0.00000000</text:p>
          </table:table-cell>
          <table:table-cell table:style-name="ce2" table:formula="of:=ABS((([.$K3]-[.$B3])-([.M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N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O3]-[.$B3]))/([.$K3]-[.$B3]))" office:value-type="float" office:value="0.000026920765686136" calcext:value-type="float">
            <text:p>0.00002692</text:p>
          </table:table-cell>
          <table:table-cell table:style-name="ce2" table:formula="of:=ABS((([.$K3]-[.$B3])-([.P3]-[.$B3]))/([.$K3]-[.$B3]))" office:value-type="float" office:value="0.0000256970948347556" calcext:value-type="float">
            <text:p>0.00002570</text:p>
          </table:table-cell>
          <table:table-cell table:style-name="ce2" table:formula="of:=ABS((([.$K3]-[.$B3])-([.Q3]-[.$B3]))/([.$K3]-[.$B3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2" table:formula="of:=ABS((([.$K4]-[.$B4])-([.B4]-[.$B4]))/([.$K4]-[.$B4]))" office:value-type="float" office:value="1" calcext:value-type="float">
            <text:p>1.00000000</text:p>
          </table:table-cell>
          <table:table-cell table:style-name="ce2" table:formula="of:=ABS((([.$K4]-[.$B4])-([.C4]-[.$B4]))/([.$K4]-[.$B4]))" office:value-type="float" office:value="1" calcext:value-type="float">
            <text:p>1.00000000</text:p>
          </table:table-cell>
          <table:table-cell table:style-name="ce2" table:formula="of:=ABS((([.$K4]-[.$B4])-([.D4]-[.$B4]))/([.$K4]-[.$B4]))" office:value-type="float" office:value="0.00642975686644884" calcext:value-type="float">
            <text:p>0.00642976</text:p>
          </table:table-cell>
          <table:table-cell table:style-name="ce2" table:formula="of:=ABS((([.$K4]-[.$B4])-([.E4]-[.$B4]))/([.$K4]-[.$B4]))" office:value-type="float" office:value="0.00620296619282535" calcext:value-type="float">
            <text:p>0.00620297</text:p>
          </table:table-cell>
          <table:table-cell table:style-name="ce2" table:formula="of:=ABS((([.$K4]-[.$B4])-([.F4]-[.$B4]))/([.$K4]-[.$B4]))" office:value-type="float" office:value="0.0000150791670973066" calcext:value-type="float">
            <text:p>0.00001508</text:p>
          </table:table-cell>
          <table:table-cell table:style-name="ce2" table:formula="of:=ABS((([.$K4]-[.$B4])-([.G4]-[.$B4]))/([.$K4]-[.$B4]))" office:value-type="float" office:value="0.0000132696671056304" calcext:value-type="float">
            <text:p>0.00001327</text:p>
          </table:table-cell>
          <table:table-cell table:style-name="ce2" table:formula="of:=ABS((([.$K4]-[.$B4])-([.H4]-[.$B4]))/([.$K4]-[.$B4]))" office:value-type="float" office:value="0" calcext:value-type="float">
            <text:p>0.00000000</text:p>
          </table:table-cell>
          <table:table-cell table:style-name="ce2" table:formula="of:=ABS((([.$K4]-[.$B4])-([.I4]-[.$B4]))/([.$K4]-[.$B4]))" office:value-type="float" office:value="0" calcext:value-type="float">
            <text:p>0.00000000</text:p>
          </table:table-cell>
          <table:table-cell table:style-name="ce2" table:formula="of:=ABS((([.$K4]-[.$B4])-([.J4]-[.$B4]))/([.$K4]-[.$B4]))" office:value-type="float" office:value="0" calcext:value-type="float">
            <text:p>0.00000000</text:p>
          </table:table-cell>
          <table:table-cell table:style-name="ce2" table:formula="of:=ABS((([.$K4]-[.$B4])-([.M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N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O4]-[.$B4]))/([.$K4]-[.$B4]))" office:value-type="float" office:value="0.000259361674652251" calcext:value-type="float">
            <text:p>0.00025936</text:p>
          </table:table-cell>
          <table:table-cell table:style-name="ce2" table:formula="of:=ABS((([.$K4]-[.$B4])-([.P4]-[.$B4]))/([.$K4]-[.$B4]))" office:value-type="float" office:value="0.000243679340926767" calcext:value-type="float">
            <text:p>0.00024368</text:p>
          </table:table-cell>
          <table:table-cell table:style-name="ce2" table:formula="of:=ABS((([.$K4]-[.$B4])-([.Q4]-[.$B4]))/([.$K4]-[.$B4]))" office:value-type="float" office:value="0.000000603166628177422" calcext:value-type="float">
            <text:p>0.0000006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2" table:formula="of:=ABS((([.$K5]-[.$B5])-([.B5]-[.$B5]))/([.$K5]-[.$B5]))" office:value-type="float" office:value="1" calcext:value-type="float">
            <text:p>1.00000000</text:p>
          </table:table-cell>
          <table:table-cell table:style-name="ce2" table:formula="of:=ABS((([.$K5]-[.$B5])-([.C5]-[.$B5]))/([.$K5]-[.$B5]))" office:value-type="float" office:value="1" calcext:value-type="float">
            <text:p>1.00000000</text:p>
          </table:table-cell>
          <table:table-cell table:style-name="ce2" table:formula="of:=ABS((([.$K5]-[.$B5])-([.D5]-[.$B5]))/([.$K5]-[.$B5]))" office:value-type="float" office:value="0.0262057368525741" calcext:value-type="float">
            <text:p>0.02620574</text:p>
          </table:table-cell>
          <table:table-cell table:style-name="ce2" table:formula="of:=ABS((([.$K5]-[.$B5])-([.E5]-[.$B5]))/([.$K5]-[.$B5]))" office:value-type="float" office:value="0.0252651514957244" calcext:value-type="float">
            <text:p>0.02526515</text:p>
          </table:table-cell>
          <table:table-cell table:style-name="ce2" table:formula="of:=ABS((([.$K5]-[.$B5])-([.F5]-[.$B5]))/([.$K5]-[.$B5]))" office:value-type="float" office:value="0.000269879703112538" calcext:value-type="float">
            <text:p>0.00026988</text:p>
          </table:table-cell>
          <table:table-cell table:style-name="ce2" table:formula="of:=ABS((([.$K5]-[.$B5])-([.G5]-[.$B5]))/([.$K5]-[.$B5]))" office:value-type="float" office:value="0.000235073062073826" calcext:value-type="float">
            <text:p>0.00023507</text:p>
          </table:table-cell>
          <table:table-cell table:style-name="ce2" table:formula="of:=ABS((([.$K5]-[.$B5])-([.H5]-[.$B5]))/([.$K5]-[.$B5]))" office:value-type="float" office:value="0.00000117243421766582" calcext:value-type="float">
            <text:p>0.00000117</text:p>
          </table:table-cell>
          <table:table-cell table:style-name="ce2" table:formula="of:=ABS((([.$K5]-[.$B5])-([.I5]-[.$B5]))/([.$K5]-[.$B5]))" office:value-type="float" office:value="0.000000879325663249362" calcext:value-type="float">
            <text:p>0.00000088</text:p>
          </table:table-cell>
          <table:table-cell table:style-name="ce2" table:formula="of:=ABS((([.$K5]-[.$B5])-([.J5]-[.$B5]))/([.$K5]-[.$B5]))" office:value-type="float" office:value="0" calcext:value-type="float">
            <text:p>0.00000000</text:p>
          </table:table-cell>
          <table:table-cell table:style-name="ce2" table:formula="of:=ABS((([.$K5]-[.$B5])-([.M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N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O5]-[.$B5]))/([.$K5]-[.$B5]))" office:value-type="float" office:value="0.00261320933279321" calcext:value-type="float">
            <text:p>0.00261321</text:p>
          </table:table-cell>
          <table:table-cell table:style-name="ce2" table:formula="of:=ABS((([.$K5]-[.$B5])-([.P5]-[.$B5]))/([.$K5]-[.$B5]))" office:value-type="float" office:value="0.00245778852087018" calcext:value-type="float">
            <text:p>0.00245779</text:p>
          </table:table-cell>
          <table:table-cell table:style-name="ce2" table:formula="of:=ABS((([.$K5]-[.$B5])-([.Q5]-[.$B5]))/([.$K5]-[.$B5]))" office:value-type="float" office:value="0.0000224960817011541" calcext:value-type="float">
            <text:p>0.0000225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2" table:formula="of:=ABS((([.$K6]-[.$B6])-([.B6]-[.$B6]))/([.$K6]-[.$B6]))" office:value-type="float" office:value="1" calcext:value-type="float">
            <text:p>1.00000000</text:p>
          </table:table-cell>
          <table:table-cell table:style-name="ce2" table:formula="of:=ABS((([.$K6]-[.$B6])-([.C6]-[.$B6]))/([.$K6]-[.$B6]))" office:value-type="float" office:value="1" calcext:value-type="float">
            <text:p>1.00000000</text:p>
          </table:table-cell>
          <table:table-cell table:style-name="ce2" table:formula="of:=ABS((([.$K6]-[.$B6])-([.D6]-[.$B6]))/([.$K6]-[.$B6]))" office:value-type="float" office:value="0.0999168493977378" calcext:value-type="float">
            <text:p>0.09991685</text:p>
          </table:table-cell>
          <table:table-cell table:style-name="ce2" table:formula="of:=ABS((([.$K6]-[.$B6])-([.E6]-[.$B6]))/([.$K6]-[.$B6]))" office:value-type="float" office:value="0.096463397143702" calcext:value-type="float">
            <text:p>0.09646340</text:p>
          </table:table-cell>
          <table:table-cell table:style-name="ce2" table:formula="of:=ABS((([.$K6]-[.$B6])-([.F6]-[.$B6]))/([.$K6]-[.$B6]))" office:value-type="float" office:value="0.00485471153332336" calcext:value-type="float">
            <text:p>0.00485471</text:p>
          </table:table-cell>
          <table:table-cell table:style-name="ce2" table:formula="of:=ABS((([.$K6]-[.$B6])-([.G6]-[.$B6]))/([.$K6]-[.$B6]))" office:value-type="float" office:value="0.00420495612383383" calcext:value-type="float">
            <text:p>0.00420496</text:p>
          </table:table-cell>
          <table:table-cell table:style-name="ce2" table:formula="of:=ABS((([.$K6]-[.$B6])-([.H6]-[.$B6]))/([.$K6]-[.$B6]))" office:value-type="float" office:value="0.000104035721335569" calcext:value-type="float">
            <text:p>0.00010404</text:p>
          </table:table-cell>
          <table:table-cell table:style-name="ce2" table:formula="of:=ABS((([.$K6]-[.$B6])-([.I6]-[.$B6]))/([.$K6]-[.$B6]))" office:value-type="float" office:value="0.0000733136470647798" calcext:value-type="float">
            <text:p>0.00007331</text:p>
          </table:table-cell>
          <table:table-cell table:style-name="ce2" table:formula="of:=ABS((([.$K6]-[.$B6])-([.J6]-[.$B6]))/([.$K6]-[.$B6]))" office:value-type="float" office:value="0.00000095302542743221" calcext:value-type="float">
            <text:p>0.00000095</text:p>
          </table:table-cell>
          <table:table-cell table:style-name="ce2" table:formula="of:=ABS((([.$K6]-[.$B6])-([.M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N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O6]-[.$B6]))/([.$K6]-[.$B6]))" office:value-type="float" office:value="0.0248013951321933" calcext:value-type="float">
            <text:p>0.02480140</text:p>
          </table:table-cell>
          <table:table-cell table:style-name="ce2" table:formula="of:=ABS((([.$K6]-[.$B6])-([.P6]-[.$B6]))/([.$K6]-[.$B6]))" office:value-type="float" office:value="0.0234788557533089" calcext:value-type="float">
            <text:p>0.02347886</text:p>
          </table:table-cell>
          <table:table-cell table:style-name="ce2" table:formula="of:=ABS((([.$K6]-[.$B6])-([.Q6]-[.$B6]))/([.$K6]-[.$B6]))" office:value-type="float" office:value="0.00100166438093546" calcext:value-type="float">
            <text:p>0.00100166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2" table:formula="of:=ABS((([.$K7]-[.$B7])-([.B7]-[.$B7]))/([.$K7]-[.$B7]))" office:value-type="float" office:value="1" calcext:value-type="float">
            <text:p>1.00000000</text:p>
          </table:table-cell>
          <table:table-cell table:style-name="ce2" table:formula="of:=ABS((([.$K7]-[.$B7])-([.C7]-[.$B7]))/([.$K7]-[.$B7]))" office:value-type="float" office:value="1" calcext:value-type="float">
            <text:p>1.00000000</text:p>
          </table:table-cell>
          <table:table-cell table:style-name="ce2" table:formula="of:=ABS((([.$K7]-[.$B7])-([.D7]-[.$B7]))/([.$K7]-[.$B7]))" office:value-type="float" office:value="0.289439144715785" calcext:value-type="float">
            <text:p>0.28943914</text:p>
          </table:table-cell>
          <table:table-cell table:style-name="ce2" table:formula="of:=ABS((([.$K7]-[.$B7])-([.E7]-[.$B7]))/([.$K7]-[.$B7]))" office:value-type="float" office:value="0.281295940926282" calcext:value-type="float">
            <text:p>0.28129594</text:p>
          </table:table-cell>
          <table:table-cell table:style-name="ce2" table:formula="of:=ABS((([.$K7]-[.$B7])-([.F7]-[.$B7]))/([.$K7]-[.$B7]))" office:value-type="float" office:value="0.0613180581655105" calcext:value-type="float">
            <text:p>0.06131806</text:p>
          </table:table-cell>
          <table:table-cell table:style-name="ce2" table:formula="of:=ABS((([.$K7]-[.$B7])-([.G7]-[.$B7]))/([.$K7]-[.$B7]))" office:value-type="float" office:value="0.0541999203697196" calcext:value-type="float">
            <text:p>0.05419992</text:p>
          </table:table-cell>
          <table:table-cell table:style-name="ce2" table:formula="of:=ABS((([.$K7]-[.$B7])-([.H7]-[.$B7]))/([.$K7]-[.$B7]))" office:value-type="float" office:value="0.00714349050909271" calcext:value-type="float">
            <text:p>0.00714349</text:p>
          </table:table-cell>
          <table:table-cell table:style-name="ce2" table:formula="of:=ABS((([.$K7]-[.$B7])-([.I7]-[.$B7]))/([.$K7]-[.$B7]))" office:value-type="float" office:value="0.00510022619867884" calcext:value-type="float">
            <text:p>0.00510023</text:p>
          </table:table-cell>
          <table:table-cell table:style-name="ce2"/>
          <table:table-cell table:style-name="ce2" table:formula="of:=ABS((([.$K7]-[.$B7])-([.M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N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O7]-[.$B7]))/([.$K7]-[.$B7]))" office:value-type="float" office:value="0.143080436066669" calcext:value-type="float">
            <text:p>0.14308044</text:p>
          </table:table-cell>
          <table:table-cell table:style-name="ce2" table:formula="of:=ABS((([.$K7]-[.$B7])-([.P7]-[.$B7]))/([.$K7]-[.$B7]))" office:value-type="float" office:value="0.137626923601559" calcext:value-type="float">
            <text:p>0.13762692</text:p>
          </table:table-cell>
          <table:table-cell table:style-name="ce2" table:formula="of:=ABS((([.$K7]-[.$B7])-([.Q7]-[.$B7]))/([.$K7]-[.$B7]))" office:value-type="float" office:value="0.0294661712771781" calcext:value-type="float">
            <text:p>0.02946617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2" table:formula="of:=ABS((([.$K8]-[.$B8])-([.B8]-[.$B8]))/([.$K8]-[.$B8]))" office:value-type="float" office:value="1" calcext:value-type="float">
            <text:p>1.00000000</text:p>
          </table:table-cell>
          <table:table-cell table:style-name="ce2" table:formula="of:=ABS((([.$K8]-[.$B8])-([.C8]-[.$B8]))/([.$K8]-[.$B8]))" office:value-type="float" office:value="1" calcext:value-type="float">
            <text:p>1.00000000</text:p>
          </table:table-cell>
          <table:table-cell table:style-name="ce2" table:formula="of:=ABS((([.$K8]-[.$B8])-([.D8]-[.$B8]))/([.$K8]-[.$B8]))" office:value-type="float" office:value="0.503607780784417" calcext:value-type="float">
            <text:p>0.50360778</text:p>
          </table:table-cell>
          <table:table-cell table:style-name="ce2" table:formula="of:=ABS((([.$K8]-[.$B8])-([.E8]-[.$B8]))/([.$K8]-[.$B8]))" office:value-type="float" office:value="0.492546621591035" calcext:value-type="float">
            <text:p>0.49254662</text:p>
          </table:table-cell>
          <table:table-cell table:style-name="ce2" table:formula="of:=ABS((([.$K8]-[.$B8])-([.F8]-[.$B8]))/([.$K8]-[.$B8]))" office:value-type="float" office:value="0.22810700703147" calcext:value-type="float">
            <text:p>0.22810701</text:p>
          </table:table-cell>
          <table:table-cell table:style-name="ce2" table:formula="of:=ABS((([.$K8]-[.$B8])-([.G8]-[.$B8]))/([.$K8]-[.$B8]))" office:value-type="float" office:value="0.209290252015429" calcext:value-type="float">
            <text:p>0.20929025</text:p>
          </table:table-cell>
          <table:table-cell table:style-name="ce2" table:formula="of:=ABS((([.$K8]-[.$B8])-([.H8]-[.$B8]))/([.$K8]-[.$B8]))" office:value-type="float" office:value="0.0805788069396604" calcext:value-type="float">
            <text:p>0.08057881</text:p>
          </table:table-cell>
          <table:table-cell table:style-name="ce2" table:formula="of:=ABS((([.$K8]-[.$B8])-([.I8]-[.$B8]))/([.$K8]-[.$B8]))" office:value-type="float" office:value="0.0640054123308866" calcext:value-type="float">
            <text:p>0.06400541</text:p>
          </table:table-cell>
          <table:table-cell table:style-name="ce2"/>
          <table:table-cell table:style-name="ce2" table:formula="of:=ABS((([.$K8]-[.$B8])-([.M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N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O8]-[.$B8]))/([.$K8]-[.$B8]))" office:value-type="float" office:value="0.335076579055998" calcext:value-type="float">
            <text:p>0.33507658</text:p>
          </table:table-cell>
          <table:table-cell table:style-name="ce2" table:formula="of:=ABS((([.$K8]-[.$B8])-([.P8]-[.$B8]))/([.$K8]-[.$B8]))" office:value-type="float" office:value="0.32663960481077" calcext:value-type="float">
            <text:p>0.32663960</text:p>
          </table:table-cell>
          <table:table-cell table:style-name="ce2" table:formula="of:=ABS((([.$K8]-[.$B8])-([.Q8]-[.$B8]))/([.$K8]-[.$B8]))" office:value-type="float" office:value="0.160200899219134" calcext:value-type="float">
            <text:p>0.16020090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2" table:formula="of:=ABS((([.$K9]-[.$B9])-([.B9]-[.$B9]))/([.$K9]-[.$B9]))" office:value-type="float" office:value="1" calcext:value-type="float">
            <text:p>1.00000000</text:p>
          </table:table-cell>
          <table:table-cell table:style-name="ce2" table:formula="of:=ABS((([.$K9]-[.$B9])-([.C9]-[.$B9]))/([.$K9]-[.$B9]))" office:value-type="float" office:value="1" calcext:value-type="float">
            <text:p>1.00000000</text:p>
          </table:table-cell>
          <table:table-cell table:style-name="ce2" table:formula="of:=ABS((([.$K9]-[.$B9])-([.D9]-[.$B9]))/([.$K9]-[.$B9]))" office:value-type="float" office:value="0.610332038261675" calcext:value-type="float">
            <text:p>0.61033204</text:p>
          </table:table-cell>
          <table:table-cell table:style-name="ce2" table:formula="of:=ABS((([.$K9]-[.$B9])-([.E9]-[.$B9]))/([.$K9]-[.$B9]))" office:value-type="float" office:value="0.597949734436117" calcext:value-type="float">
            <text:p>0.59794973</text:p>
          </table:table-cell>
          <table:table-cell table:style-name="ce2" table:formula="of:=ABS((([.$K9]-[.$B9])-([.F9]-[.$B9]))/([.$K9]-[.$B9]))" office:value-type="float" office:value="0.348876375671426" calcext:value-type="float">
            <text:p>0.34887638</text:p>
          </table:table-cell>
          <table:table-cell table:style-name="ce2" table:formula="of:=ABS((([.$K9]-[.$B9])-([.G9]-[.$B9]))/([.$K9]-[.$B9]))" office:value-type="float" office:value="0.325065200950775" calcext:value-type="float">
            <text:p>0.32506520</text:p>
          </table:table-cell>
          <table:table-cell table:style-name="ce2" table:formula="of:=ABS((([.$K9]-[.$B9])-([.H9]-[.$B9]))/([.$K9]-[.$B9]))" office:value-type="float" office:value="0.174302255085905" calcext:value-type="float">
            <text:p>0.17430226</text:p>
          </table:table-cell>
          <table:table-cell table:style-name="ce2" table:formula="of:=ABS((([.$K9]-[.$B9])-([.I9]-[.$B9]))/([.$K9]-[.$B9]))" office:value-type="float" office:value="0.146686999482478" calcext:value-type="float">
            <text:p>0.14668700</text:p>
          </table:table-cell>
          <table:table-cell table:style-name="ce2"/>
          <table:table-cell table:style-name="ce2" table:formula="of:=ABS((([.$K9]-[.$B9])-([.M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N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O9]-[.$B9]))/([.$K9]-[.$B9]))" office:value-type="float" office:value="0.439717677391564" calcext:value-type="float">
            <text:p>0.43971768</text:p>
          </table:table-cell>
          <table:table-cell table:style-name="ce2" table:formula="of:=ABS((([.$K9]-[.$B9])-([.P9]-[.$B9]))/([.$K9]-[.$B9]))" office:value-type="float" office:value="0.43146721147332" calcext:value-type="float">
            <text:p>0.43146721</text:p>
          </table:table-cell>
          <table:table-cell table:style-name="ce2" table:formula="of:=ABS((([.$K9]-[.$B9])-([.Q9]-[.$B9]))/([.$K9]-[.$B9]))" office:value-type="float" office:value="0.270693271887383" calcext:value-type="float">
            <text:p>0.27069327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2" table:formula="of:=ABS((([.$K10]-[.$B10])-([.B10]-[.$B10]))/([.$K10]-[.$B10]))" office:value-type="float" office:value="1" calcext:value-type="float">
            <text:p>1.00000000</text:p>
          </table:table-cell>
          <table:table-cell table:style-name="ce2" table:formula="of:=ABS((([.$K10]-[.$B10])-([.C10]-[.$B10]))/([.$K10]-[.$B10]))" office:value-type="float" office:value="1" calcext:value-type="float">
            <text:p>1.00000000</text:p>
          </table:table-cell>
          <table:table-cell table:style-name="ce2" table:formula="of:=ABS((([.$K10]-[.$B10])-([.D10]-[.$B10]))/([.$K10]-[.$B10]))" office:value-type="float" office:value="0.653896961698381" calcext:value-type="float">
            <text:p>0.65389696</text:p>
          </table:table-cell>
          <table:table-cell table:style-name="ce2" table:formula="of:=ABS((([.$K10]-[.$B10])-([.E10]-[.$B10]))/([.$K10]-[.$B10]))" office:value-type="float" office:value="0.640664199155559" calcext:value-type="float">
            <text:p>0.64066420</text:p>
          </table:table-cell>
          <table:table-cell table:style-name="ce2" table:formula="of:=ABS((([.$K10]-[.$B10])-([.F10]-[.$B10]))/([.$K10]-[.$B10]))" office:value-type="float" office:value="0.404693853074876" calcext:value-type="float">
            <text:p>0.40469385</text:p>
          </table:table-cell>
          <table:table-cell table:style-name="ce2" table:formula="of:=ABS((([.$K10]-[.$B10])-([.G10]-[.$B10]))/([.$K10]-[.$B10]))" office:value-type="float" office:value="0.378983682805369" calcext:value-type="float">
            <text:p>0.37898368</text:p>
          </table:table-cell>
          <table:table-cell table:style-name="ce2" table:formula="of:=ABS((([.$K10]-[.$B10])-([.H10]-[.$B10]))/([.$K10]-[.$B10]))" office:value-type="float" office:value="0.226025653907705" calcext:value-type="float">
            <text:p>0.22602565</text:p>
          </table:table-cell>
          <table:table-cell table:style-name="ce2" table:formula="of:=ABS((([.$K10]-[.$B10])-([.I10]-[.$B10]))/([.$K10]-[.$B10]))" office:value-type="float" office:value="0.193813378445731" calcext:value-type="float">
            <text:p>0.19381338</text:p>
          </table:table-cell>
          <table:table-cell table:style-name="ce2"/>
          <table:table-cell table:style-name="ce2" table:formula="of:=ABS((([.$K10]-[.$B10])-([.M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N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O10]-[.$B10]))/([.$K10]-[.$B10]))" office:value-type="float" office:value="0.480774991697298" calcext:value-type="float">
            <text:p>0.48077499</text:p>
          </table:table-cell>
          <table:table-cell table:style-name="ce2" table:formula="of:=ABS((([.$K10]-[.$B10])-([.P10]-[.$B10]))/([.$K10]-[.$B10]))" office:value-type="float" office:value="0.473709647380405" calcext:value-type="float">
            <text:p>0.47370965</text:p>
          </table:table-cell>
          <table:table-cell table:style-name="ce2" table:formula="of:=ABS((([.$K10]-[.$B10])-([.Q10]-[.$B10]))/([.$K10]-[.$B10]))" office:value-type="float" office:value="0.32380342951888" calcext:value-type="float">
            <text:p>0.32380343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2" table:formula="of:=ABS((([.$K11]-[.$B11])-([.B11]-[.$B11]))/([.$K11]-[.$B11]))" office:value-type="float" office:value="1" calcext:value-type="float">
            <text:p>1.00000000</text:p>
          </table:table-cell>
          <table:table-cell table:style-name="ce2" table:formula="of:=ABS((([.$K11]-[.$B11])-([.C11]-[.$B11]))/([.$K11]-[.$B11]))" office:value-type="float" office:value="1" calcext:value-type="float">
            <text:p>1.00000000</text:p>
          </table:table-cell>
          <table:table-cell table:style-name="ce2" table:formula="of:=ABS((([.$K11]-[.$B11])-([.D11]-[.$B11]))/([.$K11]-[.$B11]))" office:value-type="float" office:value="0.672572362098355" calcext:value-type="float">
            <text:p>0.67257236</text:p>
          </table:table-cell>
          <table:table-cell table:style-name="ce2" table:formula="of:=ABS((([.$K11]-[.$B11])-([.E11]-[.$B11]))/([.$K11]-[.$B11]))" office:value-type="float" office:value="0.658803316640328" calcext:value-type="float">
            <text:p>0.65880332</text:p>
          </table:table-cell>
          <table:table-cell table:style-name="ce2" table:formula="of:=ABS((([.$K11]-[.$B11])-([.F11]-[.$B11]))/([.$K11]-[.$B11]))" office:value-type="float" office:value="0.429664122377552" calcext:value-type="float">
            <text:p>0.42966412</text:p>
          </table:table-cell>
          <table:table-cell table:style-name="ce2" table:formula="of:=ABS((([.$K11]-[.$B11])-([.G11]-[.$B11]))/([.$K11]-[.$B11]))" office:value-type="float" office:value="0.403057801113771" calcext:value-type="float">
            <text:p>0.40305780</text:p>
          </table:table-cell>
          <table:table-cell table:style-name="ce2" table:formula="of:=ABS((([.$K11]-[.$B11])-([.H11]-[.$B11]))/([.$K11]-[.$B11]))" office:value-type="float" office:value="0.250428853540291" calcext:value-type="float">
            <text:p>0.25042885</text:p>
          </table:table-cell>
          <table:table-cell table:style-name="ce2" table:formula="of:=ABS((([.$K11]-[.$B11])-([.I11]-[.$B11]))/([.$K11]-[.$B11]))" office:value-type="float" office:value="0.216149821838899" calcext:value-type="float">
            <text:p>0.21614982</text:p>
          </table:table-cell>
          <table:table-cell table:style-name="ce2"/>
          <table:table-cell table:style-name="ce2" table:formula="of:=ABS((([.$K11]-[.$B11])-([.M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N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O11]-[.$B11]))/([.$K11]-[.$B11]))" office:value-type="float" office:value="0.496942495753062" calcext:value-type="float">
            <text:p>0.49694250</text:p>
          </table:table-cell>
          <table:table-cell table:style-name="ce2" table:formula="of:=ABS((([.$K11]-[.$B11])-([.P11]-[.$B11]))/([.$K11]-[.$B11]))" office:value-type="float" office:value="0.490949600461187" calcext:value-type="float">
            <text:p>0.49094960</text:p>
          </table:table-cell>
          <table:table-cell table:style-name="ce2" table:formula="of:=ABS((([.$K11]-[.$B11])-([.Q11]-[.$B11]))/([.$K11]-[.$B11]))" office:value-type="float" office:value="0.347658911284065" calcext:value-type="float">
            <text:p>0.34765891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2" table:formula="of:=ABS((([.$K12]-[.$B12])-([.B12]-[.$B12]))/([.$K12]-[.$B12]))" office:value-type="float" office:value="1" calcext:value-type="float">
            <text:p>1.00000000</text:p>
          </table:table-cell>
          <table:table-cell table:style-name="ce2" table:formula="of:=ABS((([.$K12]-[.$B12])-([.C12]-[.$B12]))/([.$K12]-[.$B12]))" office:value-type="float" office:value="1" calcext:value-type="float">
            <text:p>1.00000000</text:p>
          </table:table-cell>
          <table:table-cell table:style-name="ce2" table:formula="of:=ABS((([.$K12]-[.$B12])-([.D12]-[.$B12]))/([.$K12]-[.$B12]))" office:value-type="float" office:value="0.681130014607382" calcext:value-type="float">
            <text:p>0.68113001</text:p>
          </table:table-cell>
          <table:table-cell table:style-name="ce2" table:formula="of:=ABS((([.$K12]-[.$B12])-([.E12]-[.$B12]))/([.$K12]-[.$B12]))" office:value-type="float" office:value="0.667055585849831" calcext:value-type="float">
            <text:p>0.66705559</text:p>
          </table:table-cell>
          <table:table-cell table:style-name="ce2" table:formula="of:=ABS((([.$K12]-[.$B12])-([.F12]-[.$B12]))/([.$K12]-[.$B12]))" office:value-type="float" office:value="0.441304115431707" calcext:value-type="float">
            <text:p>0.44130412</text:p>
          </table:table-cell>
          <table:table-cell table:style-name="ce2" table:formula="of:=ABS((([.$K12]-[.$B12])-([.G12]-[.$B12]))/([.$K12]-[.$B12]))" office:value-type="float" office:value="0.414247129728023" calcext:value-type="float">
            <text:p>0.41424713</text:p>
          </table:table-cell>
          <table:table-cell table:style-name="ce2" table:formula="of:=ABS((([.$K12]-[.$B12])-([.H12]-[.$B12]))/([.$K12]-[.$B12]))" office:value-type="float" office:value="0.262032286085486" calcext:value-type="float">
            <text:p>0.26203229</text:p>
          </table:table-cell>
          <table:table-cell table:style-name="ce2" table:formula="of:=ABS((([.$K12]-[.$B12])-([.I12]-[.$B12]))/([.$K12]-[.$B12]))" office:value-type="float" office:value="0.226764410634674" calcext:value-type="float">
            <text:p>0.22676441</text:p>
          </table:table-cell>
          <table:table-cell table:style-name="ce2"/>
          <table:table-cell table:style-name="ce2" table:formula="of:=ABS((([.$K12]-[.$B12])-([.M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N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O12]-[.$B12]))/([.$K12]-[.$B12]))" office:value-type="float" office:value="0.503804187886252" calcext:value-type="float">
            <text:p>0.50380419</text:p>
          </table:table-cell>
          <table:table-cell table:style-name="ce2" table:formula="of:=ABS((([.$K12]-[.$B12])-([.P12]-[.$B12]))/([.$K12]-[.$B12]))" office:value-type="float" office:value="0.498516507540954" calcext:value-type="float">
            <text:p>0.49851651</text:p>
          </table:table-cell>
          <table:table-cell table:style-name="ce2"/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2" table:formula="of:=ABS((([.$K13]-[.$B13])-([.B13]-[.$B13]))/([.$K13]-[.$B13]))" office:value-type="float" office:value="1" calcext:value-type="float">
            <text:p>1.00000000</text:p>
          </table:table-cell>
          <table:table-cell table:style-name="ce2" table:formula="of:=ABS((([.$K13]-[.$B13])-([.C13]-[.$B13]))/([.$K13]-[.$B13]))" office:value-type="float" office:value="1" calcext:value-type="float">
            <text:p>1.00000000</text:p>
          </table:table-cell>
          <table:table-cell table:style-name="ce2" table:formula="of:=ABS((([.$K13]-[.$B13])-([.D13]-[.$B13]))/([.$K13]-[.$B13]))" office:value-type="float" office:value="0.685218638525571" calcext:value-type="float">
            <text:p>0.68521864</text:p>
          </table:table-cell>
          <table:table-cell table:style-name="ce2" table:formula="of:=ABS((([.$K13]-[.$B13])-([.E13]-[.$B13]))/([.$K13]-[.$B13]))" office:value-type="float" office:value="0.670980972726845" calcext:value-type="float">
            <text:p>0.67098097</text:p>
          </table:table-cell>
          <table:table-cell table:style-name="ce2" table:formula="of:=ABS((([.$K13]-[.$B13])-([.F13]-[.$B13]))/([.$K13]-[.$B13]))" office:value-type="float" office:value="0.44690846257358" calcext:value-type="float">
            <text:p>0.44690846</text:p>
          </table:table-cell>
          <table:table-cell table:style-name="ce2" table:formula="of:=ABS((([.$K13]-[.$B13])-([.G13]-[.$B13]))/([.$K13]-[.$B13]))" office:value-type="float" office:value="0.419623623035184" calcext:value-type="float">
            <text:p>0.41962362</text:p>
          </table:table-cell>
          <table:table-cell table:style-name="ce2" table:formula="of:=ABS((([.$K13]-[.$B13])-([.H13]-[.$B13]))/([.$K13]-[.$B13]))" office:value-type="float" office:value="0.267667182195089" calcext:value-type="float">
            <text:p>0.26766718</text:p>
          </table:table-cell>
          <table:table-cell table:style-name="ce2" table:formula="of:=ABS((([.$K13]-[.$B13])-([.I13]-[.$B13]))/([.$K13]-[.$B13]))" office:value-type="float" office:value="0.231914296609782" calcext:value-type="float">
            <text:p>0.23191430</text:p>
          </table:table-cell>
          <table:table-cell table:style-name="ce2"/>
          <table:table-cell table:style-name="ce2" table:formula="of:=ABS((([.$K13]-[.$B13])-([.M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N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O13]-[.$B13]))/([.$K13]-[.$B13]))" office:value-type="float" office:value="0.506916976970359" calcext:value-type="float">
            <text:p>0.50691698</text:p>
          </table:table-cell>
          <table:table-cell table:style-name="ce2" table:formula="of:=ABS((([.$K13]-[.$B13])-([.P13]-[.$B13]))/([.$K13]-[.$B13]))" office:value-type="float" office:value="0.502032793255637" calcext:value-type="float">
            <text:p>0.50203279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0:00:04.248905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3H25M38S</meta:editing-duration>
    <meta:editing-cycles>25</meta:editing-cycles>
    <meta:generator>LibreOffice/5.1.6.2$Linux_X86_64 LibreOffice_project/10m0$Build-2</meta:generator>
    <dc:date>2017-05-29T00:52:48.484882162</dc:date>
    <meta:document-statistic meta:table-count="1" meta:cell-count="5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minimum="0.75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272cm" svg:y="0.379cm" svg:width="11.126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1cm" svg:y="0.775cm" style:legend-expansion="high" chart:style-name="ch2"/>
        <chart:plot-area chart:style-name="ch3" table:cell-range-address="Sheet1.A51:Sheet1.O62 Sheet1.B49:Sheet1.O50" chart:data-source-has-labels="row" svg:x="1.407cm" svg:y="0.18cm" svg:width="11.004cm" svg:height="7.583cm">
          <chartooo:coordinate-region svg:x="2.491cm" svg:y="0.393cm" svg:width="9.593cm" svg:height="6.846cm"/>
          <chart:axis chart:dimension="x" chart:name="primary-x" chart:style-name="ch4">
            <chart:title svg:x="6.494cm" svg:y="7.943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5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series chart:style-name="ch20" chart:values-cell-range-address="Sheet1.K51:Sheet1.K62" chart:label-cell-address="Sheet1.K49:Sheet1.K50" chart:class="chart:scatter">
            <chart:data-point chart:repeated="12"/>
          </chart:series>
          <chart:series chart:style-name="ch21" chart:values-cell-range-address="Sheet1.L51:Sheet1.L62" chart:label-cell-address="Sheet1.L49:Sheet1.L50" chart:class="chart:scatter">
            <chart:data-point chart:repeated="12"/>
          </chart:series>
          <chart:series chart:style-name="ch22" chart:values-cell-range-address="Sheet1.M51:Sheet1.M62" chart:label-cell-address="Sheet1.M49:Sheet1.M50" chart:class="chart:scatter">
            <chart:data-point chart:repeated="12"/>
          </chart:series>
          <chart:series chart:style-name="ch23" chart:values-cell-range-address="Sheet1.N51:Sheet1.N62" chart:label-cell-address="Sheet1.N49:Sheet1.N50" chart:class="chart:scatter">
            <chart:data-point chart:repeated="12"/>
          </chart:series>
          <chart:series chart:style-name="ch24" chart:values-cell-range-address="Sheet1.O51:Sheet1.O62" chart:label-cell-address="Sheet1.O49:Sheet1.O50" chart:class="chart:scatter">
            <chart:data-point chart:repeated="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  <table:table-cell office:value-type="string">
                <text:p>NB0(2)</text:p>
                <text:list>
                  <text:list-item>
                    <text:p/>
                  </text:list-item>
                  <text:list-item>
                    <text:p>NB0(2)</text:p>
                  </text:list-item>
                </text:list>
                <draw:g>
                  <svg:desc>Sheet1.K49:Sheet1.K50</svg:desc>
                </draw:g>
              </table:table-cell>
              <table:table-cell office:value-type="string">
                <text:p>NB1(2)</text:p>
                <text:list>
                  <text:list-item>
                    <text:p/>
                  </text:list-item>
                  <text:list-item>
                    <text:p>NB1(2)</text:p>
                  </text:list-item>
                </text:list>
                <draw:g>
                  <svg:desc>Sheet1.L49:Sheet1.L50</svg:desc>
                </draw:g>
              </table:table-cell>
              <table:table-cell office:value-type="string">
                <text:p>NB2(2)</text:p>
                <text:list>
                  <text:list-item>
                    <text:p/>
                  </text:list-item>
                  <text:list-item>
                    <text:p>NB2(2)</text:p>
                  </text:list-item>
                </text:list>
                <draw:g>
                  <svg:desc>Sheet1.M49:Sheet1.M50</svg:desc>
                </draw:g>
              </table:table-cell>
              <table:table-cell office:value-type="string">
                <text:p>NB3(2)</text:p>
                <text:list>
                  <text:list-item>
                    <text:p/>
                  </text:list-item>
                  <text:list-item>
                    <text:p>NB3(2)</text:p>
                  </text:list-item>
                </text:list>
                <draw:g>
                  <svg:desc>Sheet1.N49:Sheet1.N50</svg:desc>
                </draw:g>
              </table:table-cell>
              <table:table-cell office:value-type="string">
                <text:p>NB4(2)</text:p>
                <text:list>
                  <text:list-item>
                    <text:p/>
                  </text:list-item>
                  <text:list-item>
                    <text:p>NB4(2)</text:p>
                  </text:list-item>
                </text:list>
                <draw:g>
                  <svg:desc>Sheet1.O49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K51:Sheet1.K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L51:Sheet1.L62</svg:desc>
                </draw:g>
              </table:table-cell>
              <table:table-cell office:value-type="float" office:value="0">
                <text:p>0</text:p>
                <draw:g>
                  <svg:desc>Sheet1.M51:Sheet1.M62</svg:desc>
                </draw:g>
              </table:table-cell>
              <table:table-cell office:value-type="float" office:value="0">
                <text:p>0</text:p>
                <draw:g>
                  <svg:desc>Sheet1.N51:Sheet1.N62</svg:desc>
                </draw:g>
              </table:table-cell>
              <table:table-cell office:value-type="float" office:value="0">
                <text:p>0</text:p>
                <draw:g>
                  <svg:desc>Sheet1.O51:Sheet1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00026920765686136">
                <text:p>0.000026920765686136</text:p>
              </table:table-cell>
              <table:table-cell office:value-type="float" office:value="0.0000256970948347556">
                <text:p>0.000025697094834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00259361674652251">
                <text:p>0.000259361674652251</text:p>
              </table:table-cell>
              <table:table-cell office:value-type="float" office:value="0.000243679340926767">
                <text:p>0.000243679340926767</text:p>
              </table:table-cell>
              <table:table-cell office:value-type="float" office:value="0.000000603166628177422">
                <text:p>0.000000603166628177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0261320933279321">
                <text:p>0.00261320933279321</text:p>
              </table:table-cell>
              <table:table-cell office:value-type="float" office:value="0.00245778852087018">
                <text:p>0.00245778852087018</text:p>
              </table:table-cell>
              <table:table-cell office:value-type="float" office:value="0.0000224960817011541">
                <text:p>0.0000224960817011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0248013951321933">
                <text:p>0.0248013951321933</text:p>
              </table:table-cell>
              <table:table-cell office:value-type="float" office:value="0.0234788557533089">
                <text:p>0.0234788557533089</text:p>
              </table:table-cell>
              <table:table-cell office:value-type="float" office:value="0.00100166438093546">
                <text:p>0.00100166438093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NaN">
                <text:p>NaN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43080436066669">
                <text:p>0.143080436066669</text:p>
              </table:table-cell>
              <table:table-cell office:value-type="float" office:value="0.137626923601559">
                <text:p>0.137626923601559</text:p>
              </table:table-cell>
              <table:table-cell office:value-type="float" office:value="0.0294661712771781">
                <text:p>0.0294661712771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NaN">
                <text:p>NaN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335076579055998">
                <text:p>0.335076579055998</text:p>
              </table:table-cell>
              <table:table-cell office:value-type="float" office:value="0.32663960481077">
                <text:p>0.32663960481077</text:p>
              </table:table-cell>
              <table:table-cell office:value-type="float" office:value="0.160200899219134">
                <text:p>0.160200899219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NaN">
                <text:p>NaN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439717677391564">
                <text:p>0.439717677391564</text:p>
              </table:table-cell>
              <table:table-cell office:value-type="float" office:value="0.43146721147332">
                <text:p>0.43146721147332</text:p>
              </table:table-cell>
              <table:table-cell office:value-type="float" office:value="0.270693271887383">
                <text:p>0.27069327188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NaN">
                <text:p>NaN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480774991697298">
                <text:p>0.480774991697298</text:p>
              </table:table-cell>
              <table:table-cell office:value-type="float" office:value="0.473709647380405">
                <text:p>0.473709647380405</text:p>
              </table:table-cell>
              <table:table-cell office:value-type="float" office:value="0.32380342951888">
                <text:p>0.32380342951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NaN">
                <text:p>NaN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0.496942495753062">
                <text:p>0.496942495753062</text:p>
              </table:table-cell>
              <table:table-cell office:value-type="float" office:value="0.490949600461187">
                <text:p>0.490949600461187</text:p>
              </table:table-cell>
              <table:table-cell office:value-type="float" office:value="0.347658911284065">
                <text:p>0.347658911284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NaN">
                <text:p>NaN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0.503804187886252">
                <text:p>0.503804187886252</text:p>
              </table:table-cell>
              <table:table-cell office:value-type="float" office:value="0.498516507540954">
                <text:p>0.498516507540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NaN">
                <text:p>NaN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0.506916976970359">
                <text:p>0.506916976970359</text:p>
              </table:table-cell>
              <table:table-cell office:value-type="float" office:value="0.502032793255637">
                <text:p>0.5020327932556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701cm" svg:height="8.993cm" xlink:href=".." xlink:type="simple" chart:class="chart:scatter" chart:style-name="ch1">
        <chart:legend chart:legend-position="end" svg:x="10.616cm" svg:y="2.083cm" style:legend-expansion="high" chart:style-name="ch2"/>
        <chart:plot-area chart:style-name="ch3" table:cell-range-address="Sheet1.A51:Sheet1.J62 Sheet1.B49:Sheet1.J50" chart:data-source-has-labels="row" svg:x="1.341cm" svg:y="0.179cm" svg:width="9.021cm" svg:height="7.578cm">
          <chartooo:coordinate-region svg:x="2.425cm" svg:y="0.392cm" svg:width="7.61cm" svg:height="6.841cm"/>
          <chart:axis chart:dimension="x" chart:name="primary-x" chart:style-name="ch4">
            <chart:title svg:x="5.436cm" svg:y="7.936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2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